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3" style:family="paragraph" style:parent-style-name="Standard" style:list-style-name="L1">
      <style:paragraph-properties style:line-height-at-least="0.3472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4" style:family="paragraph" style:parent-style-name="Standard" style:list-style-name="">
      <style:paragraph-properties style:line-height-at-least="0.3472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5" style:family="paragraph" style:parent-style-name="Standard" style:list-style-name="">
      <style:paragraph-properties style:line-height-at-least="0.25in" fo:text-align="start" style:justify-single-word="false" style:text-autospace="none"/>
      <style:text-properties fo:color="#999999"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6" style:family="paragraph" style:parent-style-name="Standard">
      <style:text-properties fo:font-size="13pt" style:font-size-asian="13pt" style:font-size-complex="13pt"/>
    </style:style>
    <style:style style:name="P7" style:family="paragraph" style:parent-style-name="Standard" style:list-style-name="">
      <style:paragraph-properties fo:margin-top="0in" fo:margin-bottom="0.1665in" style:line-height-at-least="0.25in" fo:text-align="start" style:justify-single-word="false" style:text-autospace="none"/>
      <style:text-properties fo:font-size="22pt" fo:font-weight="bold" style:font-size-asian="22pt" style:font-weight-asian="bold" style:font-size-complex="22pt" style:font-weight-complex="bold"/>
    </style:style>
    <style:style style:name="P8"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10" style:family="paragraph" style:parent-style-name="Standard" style:list-style-name="L1">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11"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12"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3"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4" style:family="paragraph" style:parent-style-name="Standard" style:list-style-name="L2">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5"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6"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7" style:family="paragraph" style:parent-style-name="Standard" style:list-style-name="L2">
      <style:paragraph-properties fo:margin-left="0in" fo:margin-right="0in" style:line-height-at-least="0.25in" fo:text-align="start" style:justify-single-word="false" fo:text-indent="0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5"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6"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7"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8" style:family="text">
      <style:text-properties style:font-name="Verdana"/>
    </style:style>
    <style:style style:name="T9" style:family="text">
      <style:text-properties style:font-name-asian="Verdana"/>
    </style:style>
    <style:style style:name="T10" style:family="text">
      <style:text-properties style:font-name-complex="Verdana"/>
    </style:style>
    <style:style style:name="T11" style:family="text">
      <style:text-properties fo:font-size="18pt"/>
    </style:style>
    <style:style style:name="T12" style:family="text">
      <style:text-properties style:font-size-asian="18pt"/>
    </style:style>
    <style:style style:name="T13" style:family="text">
      <style:text-properties style:font-size-complex="18pt"/>
    </style:style>
    <style:style style:name="T14"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ocolate-Raspberry Torte</text:p>
      <text:p text:style-name="P1">Makes one 9-inch cake, serving 12 to 16</text:p>
      <text:p text:style-name="P8">We recommend using either Callebaut Intense Dark L-60-40NV or Ghirardelli Bittersweet Chocolate Baking Bar, but any high-quality bittersweet or semisweet chocolate will work. If you’re refrigerating the cake for more than 1 hour in step 6, let it stand at room temperature for about 30 minutes before serving.</text:p>
      <text:p text:style-name="P2">INGREDIENTS</text:p>
      <text:p text:style-name="P2">CAKE AND FILLING</text:p>
      <text:p text:style-name="P12"><text:span text:style-name="T6"><text:tab/><text:tab/>8</text:span><text:span text:style-name="T7"> ounces bittersweet chocolate , chopped fine (see note)</text:span></text:p>
      <text:p text:style-name="P12"><text:span text:style-name="T6"><text:tab/><text:tab/>12</text:span><text:span text:style-name="T7"> tablespoons (1 1/2 sticks) unsalted butter , cut into 1/2-inch pieces</text:span></text:p>
      <text:p text:style-name="P12"><text:span text:style-name="T6"><text:tab/><text:tab/>2</text:span><text:span text:style-name="T7"> teaspoons vanilla extract</text:span></text:p>
      <text:p text:style-name="P12"><text:span text:style-name="T6"><text:tab/><text:tab/>1/4</text:span><text:span text:style-name="T7"> teaspoon instant espresso powder</text:span></text:p>
      <text:p text:style-name="P12"><text:span text:style-name="T6"><text:tab/><text:tab/>1 3/4</text:span><text:span text:style-name="T7"> cups (about 7 ounces) sliced almonds , lightly toasted</text:span></text:p>
      <text:p text:style-name="P12"><text:span text:style-name="T6"><text:tab/><text:tab/>1/4</text:span><text:span text:style-name="T7"> cup unbleached all-purpose flour (1 1/4 ounces)</text:span></text:p>
      <text:p text:style-name="P12"><text:span text:style-name="T6"><text:tab/><text:tab/>1/2</text:span><text:span text:style-name="T7"> teaspoon table salt</text:span></text:p>
      <text:p text:style-name="P12"><text:span text:style-name="T6"><text:tab/><text:tab/>5</text:span><text:span text:style-name="T7"> large eggs</text:span></text:p>
      <text:p text:style-name="P12"><text:span text:style-name="T6"><text:tab/><text:tab/>3/4</text:span><text:span text:style-name="T7"> cup (5 1/4 ounces) sugar</text:span></text:p>
      <text:p text:style-name="P12"><text:span text:style-name="T6"><text:tab/><text:tab/>1/2</text:span><text:span text:style-name="T7"> cup fresh raspberries , plus 16 individual berries for garnishing cake</text:span></text:p>
      <text:p text:style-name="P12"><text:span text:style-name="T6"><text:tab/><text:tab/>1/4</text:span><text:span text:style-name="T7"> cup seedless raspberry jam</text:span></text:p>
      <text:p text:style-name="P2">CHOCOLATE GANACHE GLAZE</text:p>
      <text:p text:style-name="P12"><text:span text:style-name="T6"><text:tab/><text:tab/>5</text:span><text:span text:style-name="T7"> ounces bittersweet chocolate, chopped fine (see note)</text:span></text:p>
      <text:p text:style-name="P12"><text:span text:style-name="T6"><text:tab/><text:tab/>1/2</text:span><text:span text:style-name="T7"> cup plus 1 tablespoon heavy cream</text:span></text:p>
      <text:p text:style-name="P2"/>
      <text:p text:style-name="P2"/>
      <text:p text:style-name="P2"/>
      <text:p text:style-name="P2"/>
      <text:p text:style-name="P2"><text:soft-page-break/>INSTRUCTIONS</text:p>
      <text:p text:style-name="P13"><text:span text:style-name="T6"><text:tab/><text:tab/>FOR THE CAKE:</text:span><text:span text:style-name="T7"> Adjust oven rack to middle position and heat oven to 325 degrees. Line bottom of two 9-inch-wide by 2-inch-high round cake pans with parchment paper. Melt chocolate and butter in large heatproof bowl set over saucepan filled with 1 inch simmering water, stirring occasionally until smooth. Remove from heat and cool to room temperature, about 30 minutes. Stir in vanilla and espresso powder.</text:span></text:p>
      <text:p text:style-name="P9"><text:tab/><text:tab/></text:p>
      <text:p text:style-name="P9"><text:s text:c="10"/>Process 3/4 cup almonds in food processor until coarsely chopped, six to eight 1-second pulses; set aside to garnish cake. Process remaining cup almonds until very finely ground, about 45 seconds. Add flour and salt and continue to process until combined, about 15 seconds. Transfer almond-flour mixture to medium bowl. Process eggs in now-empty food processor until lightened in color and almost doubled in volume, about 3 minutes. With processor running, slowly add sugar until thoroughly combined, about 15 seconds. Using whisk, gently fold egg mixture into chocolate mixture until some streaks of egg remain. Sprinkle half almond-flour mixture over chocolate-egg mixture and gently whisk until just combined. Sprinkle in remaining almond-flour mixture and gently whisk until just combined.</text:p>
      <text:p text:style-name="P9"><text:tab/><text:tab/>Divide batter between cake pans and smooth with rubber spatula. Bake until center is firm and toothpick inserted into center comes out with few moist crumbs attached, 14 to 16 minutes. Transfer cakes to wire rack and cool completely in pan, about 30 minutes. Run paring knife around sides of cakes to loosen. Invert cakes onto cardboard rounds cut same size as diameter of cake and remove parchment paper. Using wire rack, reinvert 1 cake so top side faces up; slide back onto cardboard round.</text:p>
      <text:p text:style-name="P13"><text:span text:style-name="T6"><text:tab/><text:tab/>TO ASSEMBLE TORTE:</text:span><text:span text:style-name="T7"> Place ½ cup raspberries in medium bowl and coarsely mash with fork. Stir in raspberry jam until just combined. Spread raspberry mixture onto cake layer that is top side up. Top with second cake layer, leaving it bottom side up. Transfer assembled cake, still on cardboard round, to wire rack set in rimmed baking sheet. </text:span></text:p>
      <text:list xml:id="list327687363" text:style-name="L2">
        <text:list-item>
          <text:list>
            <text:list-item>
              <text:list>
                <text:list-header>
                  <text:p text:style-name="P14"><text:span text:style-name="T6"><text:s/>FOR THE GLAZE:</text:span><text:span text:style-name="T7"> Melt chocolate and cream in medium heatproof bowl set over saucepan filled with 1 inch simmering water, stirring occasionally until smooth. Remove from heat and gently whisk until very smooth. Pour glaze onto center of assembled cake. </text:span></text:p>
                  <text:p text:style-name="P17"><text:soft-page-break/><text:span text:style-name="T7"><text:s text:c="8"/>Use offset spatula to spread glaze evenly over top of cake, letting it</text:span></text:p>
                  <text:p text:style-name="P17"><text:span text:style-name="T7"><text:s text:c="8"/>flow down sides.</text:span></text:p>
                  <text:p text:style-name="P14"><text:span text:style-name="T7">Spread glaze along sides of cake to coat evenly. </text:span></text:p>
                </text:list-header>
              </text:list>
            </text:list-item>
          </text:list>
        </text:list-item>
      </text:list>
      <text:list xml:id="list156713122" text:style-name="L1">
        <text:list-item>
          <text:list>
            <text:list-item>
              <text:list>
                <text:list-header>
                  <text:p text:style-name="P10">Using fine-mesh strainer, sift reserved almonds to remove any fine bits. Holding bottom of cake on cardboard round with 1 hand, gently press sifted almonds onto cake sides with other hand. Arrange raspberries around circumference. Refrigerate cake, still on rack, until glaze is set, at least 1 hour and up to 24 hours. Transfer cake to serving platter, slice, and serve.</text:p>
                  <text:p text:style-name="P3"/>
                </text:list-header>
              </text:list>
            </text:list-item>
          </text:list>
        </text:list-item>
      </text:list>
      <text:p text:style-name="P4"/>
      <text:p text:style-name="P4">TECHNIQUE</text:p>
      <text:p text:style-name="P15"><text:span text:style-name="T6"><text:tab/><text:tab/>ASSEMBLING CHOCOLATE-RASPBERRY TORTE </text:span><text:span text:style-name="T7">This approach creates a torte with a perfectly flat bottom and top. </text:span></text:p>
      <text:p text:style-name="P11"><text:tab/><text:tab/></text:p>
      <text:p text:style-name="P16"><text:span text:style-name="T6"><text:tab/><text:tab/>1. INVERT</text:span><text:span text:style-name="T7"> Run paring knife around sides of cake and invert layers onto cardboard rounds. <text:tab/><text:tab/></text:span></text:p>
      <text:p text:style-name="P16"><text:span text:style-name="T6"><text:tab/><text:tab/>2. REINVERT ONE</text:span><text:span text:style-name="T7"> Using wire rack, reinvert one cake so top faces up; slide back onto cardboard round. <text:tab/><text:tab/></text:span></text:p>
      <text:p text:style-name="P16"><text:span text:style-name="T6"><text:tab/><text:tab/>3. TOP WITH FILLING</text:span><text:span text:style-name="T7"> Spread raspberry filling over cake layer with its top side facing up. <text:tab/><text:tab/></text:span></text:p>
      <text:p text:style-name="P16"><text:span text:style-name="T6"><text:tab/><text:tab/>4. TOP WITH CAKE</text:span><text:span text:style-name="T7"> Top with second cake, leaving bottom facing up. <text:tab/><text:tab/></text:span></text:p>
      <text:p text:style-name="P16"><text:span text:style-name="T6"><text:tab/><text:tab/>5. GLAZE</text:span><text:span text:style-name="T7"> Use offset spatula to evenly spread ganache over top and sides. </text:span></text:p>
      <text:p text:style-name="P4">TECHNIQUE</text:p>
      <text:p text:style-name="P15"><text:span text:style-name="T6"><text:tab/><text:tab/>TORTE REFORM </text:span><text:span text:style-name="T7">We’re all for restraint—but not when it comes to dessert. Here’s how we packed more chocolate flavor and fruitiness into our torte than in the classic European model.</text:span></text:p>
      <text:p text:style-name="P11"><text:tab/><text:tab/></text:p>
      <text:p text:style-name="P16"><text:soft-page-break/><text:span text:style-name="T6"><text:tab/><text:tab/>SWAP SPONGE FOR FLOURLESS</text:span><text:span text:style-name="T7"> A flourless cake holds twice the chocolate of the usual sponge-cake base. <text:tab/><text:tab/></text:span></text:p>
      <text:p text:style-name="P16"><text:span text:style-name="T6"><text:tab/><text:tab/>ADD GROUND ALMONDS</text:span><text:span text:style-name="T7"> Ground toasted almonds lend complexity to the rich cake. <text:tab/></text:span></text:p>
      <text:p text:style-name="P16"><text:span text:style-name="T6"><text:tab/><text:tab/>FILL WITH TWO KINDS OF BERRIES</text:span><text:span text:style-name="T7"> Fresh raspberries and raspberry jam make for a bright-tasting filling </text:span></text:p>
      <text:p text:style-name="P16"><text:span text:style-name="T6"><text:tab/><text:tab/>GLAZE WITH POTENT GANACHE</text:span><text:span text:style-name="T7"> Use chocolate and cream only. Skip corn syrup and sugar, which dilute flavor. </text:span></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5-20T22:45:14</meta:creation-date>
    <meta:document-statistic meta:table-count="0" meta:image-count="0" meta:object-count="0" meta:page-count="4" meta:paragraph-count="45" meta:word-count="796" meta:character-count="4981"/>
    <dc:date>2012-05-20T22:53:23</dc:date>
    <dc:creator>Robert Houk</dc:creator>
    <meta:editing-duration>PT00H08M09S</meta:editing-duration>
    <meta:editing-cycles>1</meta:editing-cycles>
    <meta:generator>OpenOffice.org/3.2$Unix OpenOffice.org_project/320m18$Build-9502</meta:generator>
  </office:meta>
</office:document-meta>
</file>